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2584" officeooo:paragraph-rsid="00162584"/>
    </style:style>
    <style:style style:name="P2" style:family="paragraph" style:parent-style-name="Standard">
      <style:text-properties officeooo:rsid="0016a068" officeooo:paragraph-rsid="0016a068"/>
    </style:style>
    <style:style style:name="P3" style:family="paragraph" style:parent-style-name="Standard">
      <style:text-properties officeooo:rsid="001881c3" officeooo:paragraph-rsid="001881c3"/>
    </style:style>
    <style:style style:name="P4" style:family="paragraph" style:parent-style-name="Standard">
      <style:text-properties officeooo:rsid="001a4296" officeooo:paragraph-rsid="001a4296"/>
    </style:style>
    <style:style style:name="P5" style:family="paragraph" style:parent-style-name="Standard">
      <style:text-properties officeooo:rsid="001a4296" officeooo:paragraph-rsid="001c122d"/>
    </style:style>
    <style:style style:name="P6" style:family="paragraph" style:parent-style-name="Standard">
      <style:text-properties officeooo:paragraph-rsid="001c122d"/>
    </style:style>
    <style:style style:name="P7" style:family="paragraph" style:parent-style-name="Standard">
      <style:text-properties officeooo:rsid="001c122d" officeooo:paragraph-rsid="001c122d"/>
    </style:style>
    <style:style style:name="P8" style:family="paragraph" style:parent-style-name="Standard">
      <style:text-properties officeooo:rsid="001cbbe8" officeooo:paragraph-rsid="001cbbe8"/>
    </style:style>
    <style:style style:name="P9" style:family="paragraph" style:parent-style-name="Standard">
      <style:text-properties officeooo:rsid="001da8da" officeooo:paragraph-rsid="001da8da"/>
    </style:style>
    <style:style style:name="T1" style:family="text">
      <style:text-properties officeooo:rsid="0016a068"/>
    </style:style>
    <style:style style:name="T2" style:family="text">
      <style:text-properties style:text-position="super 58%"/>
    </style:style>
    <style:style style:name="T3" style:family="text">
      <style:text-properties officeooo:rsid="001a4296"/>
    </style:style>
    <style:style style:name="T4" style:family="text">
      <style:text-properties officeooo:rsid="001c122d"/>
    </style:style>
    <style:style style:name="T5" style:family="text">
      <style:text-properties officeooo:rsid="001cbb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5">Définitions</text:span>:</text:p>
      <text:p text:style-name="P1"/>
      <text:p text:style-name="P1">paradoxe de fermi:</text:p>
      <text:p text:style-name="P1"/>
      <text:p text:style-name="P1"><text:span text:style-name="T1">L</text:span>e paradoxe de fermi <text:span text:style-name="T1">pro</text:span>vient d’une question que s’est posé Enrico Fermi en 1950 pendant une discussion à savoir « Où se trouve tout le monde?». D’une manière plus rigoureuse, on peut reformuler cette question en se d<text:span text:style-name="T5">isant </text:span>que si les technologies extraterrestre<text:span text:style-name="T5">s </text:span>sont développées, nous devrions déjà avoir des preuves de leur existence soit par des moyens directs ou indirects. Par moyens direct Fermi insinue des signaux <text:span text:style-name="T1">provenant d’un espace en dehors du système solaire tandis que moyens directs signifie qu’on a obtenu des preuves matérielles d’une visite extraterrestre de notre planète ou de notre système solaire.</text:span></text:p>
      <text:p text:style-name="P1"/>
      <text:p text:style-name="P1"/>
      <text:p text:style-name="P2"><text:span text:style-name="T3">Équation</text:span> de Drake:</text:p>
      <text:p text:style-name="P2"/>
      <text:p text:style-name="P3">Au 20<text:span text:style-name="T2">e</text:span> <text:span text:style-name="T3">siècle</text:span> les recherches sur l’existence d’intelligence <text:span text:style-name="T3">extraterrestre</text:span> a débuté et l’équation de Drake a été proposé pour estimer le nombre d’espèces extraterrestres qui pourraient nous détecter noté N. <text:span text:style-name="T3">Évidemment</text:span>, si l’on définit N comme le nombre de civilisations comme la notre, N vaut au moins 1; les recherches sur l’existence <text:span text:style-name="T3">d’extraterrestres</text:span> a donc pour <text:span text:style-name="T3">objectif</text:span> de prouver que N&gt;1. En 1961 Frank Drake propose donc son <text:span text:style-name="T3">équation</text:span> qui s’écrit:</text:p>
      <text:p text:style-name="P3"/>
      <text:p text:style-name="P3"><text:s text:c="47"/>N=R*Fp*Ne*F<text:span text:style-name="T3">l</text:span>*<text:span text:style-name="T3">Fi*Fc*L</text:span></text:p>
      <text:p text:style-name="P3"/>
      <text:p text:style-name="P4">Avec N= le nombre de civilisations qui émet des signaux radio</text:p>
      <text:p text:style-name="P4"><text:s text:c="9"/>R= le taux d’étoiles en formations</text:p>
      <text:p text:style-name="P4"><text:s text:c="9"/>Fp= la portion d’entre ces étoiles qui ont système planétaire </text:p>
      <text:p text:style-name="P4"><text:s text:c="9"/>Ne= le nombre de planètes habitables dans chaque systèmes planétaires</text:p>
      <text:p text:style-name="P4"><text:s text:c="9"/>Fl= la portion de ces planètes qui abrite une vie développée </text:p>
      <text:p text:style-name="P5"><text:s text:c="9"/>Fi= la portion des ces vies développées qui sont intelligentes</text:p>
      <text:p text:style-name="P5"><text:s text:c="9"/><text:span text:style-name="T4">Fc= la fraction de ces vies développées et intelligentes qui effectuent des communications interstellaires </text:span></text:p>
      <text:p text:style-name="P6"><text:span text:style-name="T3"><text:s text:c="9"/>L= <text:s/>D</text:span>urée <text:bookmark text:name="[6,13]"/>pendant <text:bookmark text:name="[14,22]"/>laquelle <text:bookmark text:name="[23,26]"/>ces <text:bookmark text:name="[27,40]"/>civilisations <text:bookmark text:name="[41,49]"/>libèrent <text:bookmark text:name="[50,53]"/>des <text:bookmark text:name="[54,61]"/>signaux <text:bookmark text:name="[62,73]"/>détectables <text:bookmark text:name="[74,78]"/>dans <text:bookmark text:name="[79,87]"/>l’espace</text:p>
      <text:p text:style-name="P6"/>
      <text:p text:style-name="P7">Le manque de clarté de certaines des variables font qu’on ne peut pas obtenir une estimation valide de N, mais elle à sont importance car elle pousse à la réflexion quant aux conditions qui rendent possible l’existence de civilisations technologiques dans la galaxie, elle aide aussi les scientifiques à organiser et cibler les recherches stratégiquement. </text:p>
      <text:p text:style-name="P7"/>
      <text:p text:style-name="P7"/>
      <text:p text:style-name="P8">Programme SETI(Search for Extra-Terrestrial Intelligence= Recherches d’intelligences extraterrestre):</text:p>
      <text:p text:style-name="P8">Le programme SETI a pour objectif de rechercher des signaux radio provenant de civilisations avancées. </text:p>
      <text:p text:style-name="P5"/>
      <text:p text:style-name="P9">L’hypothèse du zoo:</text:p>
      <text:p text:style-name="P9"/>
      <text:p text:style-name="P9">L’hypothèse du zoo est une des réponses au paradoxe de Fermi. Il stipule que des civilisations extraterrestres sont au courant de notre existence et peuvent nous contacter mais qu’elles ont décider de ne pas le faire pour ne pas nous perturber ou bien car elles ne souhaite pas qu’on les connaissent. Ces civilisations seraient en train de nous observé à notre insu en attendant le moment propice pour nous aborder </text:p>
      <text:p text:style-name="P2"><text:soft-page-break/></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5T09:35:51.530672753</meta:creation-date>
    <dc:date>2021-04-15T11:40:48.724396558</dc:date>
    <meta:editing-duration>PT22M56S</meta:editing-duration>
    <meta:editing-cycles>1</meta:editing-cycles>
    <meta:document-statistic meta:table-count="0" meta:image-count="0" meta:object-count="0" meta:page-count="2" meta:paragraph-count="19" meta:word-count="412" meta:character-count="2792" meta:non-whitespace-character-count="2282"/>
    <meta:generator>LibreOffice/6.1.5.2$Linux_X86_64 LibreOffice_project/10$Build-2</meta:generator>
  </office:meta>
</office:document-meta>
</file>